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3/04/2026 10:36:38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398">
            <text:p>304398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343">
            <text:p>0,023</text:p>
          </table:table-cell>
          <table:table-cell table:style-name="ce12N2" office:value-type="float" office:value="15">
            <text:p>15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8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62.27">
            <text:p>62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310489275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9">
            <text:p>304399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5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8">
            <text:p>0,019</text:p>
          </table:table-cell>
          <table:table-cell table:style-name="ce12N2" office:value-type="float" office:value="10.69">
            <text:p>10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76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19.37">
            <text:p>19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516180960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0">
            <text:p>304400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4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685">
            <text:p>0,025</text:p>
          </table:table-cell>
          <table:table-cell table:style-name="ce12N2" office:value-type="float" office:value="12.5">
            <text:p>1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3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15.63">
            <text:p>1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418739337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1">
            <text:p>304401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2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88">
            <text:p>0,051</text:p>
          </table:table-cell>
          <table:table-cell table:style-name="ce12N2" office:value-type="float" office:value="23.14">
            <text:p>23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2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21.9">
            <text:p>2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219762417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64">
            <text:p>304664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75.33">
            <text:p>1075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79.8">
            <text:p>979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75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5">
            <text:p>4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95.53">
            <text:p>95,53</text:p>
          </table:table-cell>
          <table:table-cell table:style-name="ce12N2" office:value-type="float" office:value="979.8">
            <text:p>979,80</text:p>
          </table:table-cell>
          <table:table-cell table:style-name="ce12N2" office:value-type="float" office:value="39.19">
            <text:p>39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7510003162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897">
            <text:p>304897</text:p>
          </table:table-cell>
          <table:table-cell table:style-name="ce0" table:number-columns-spanned="4" table:number-rows-spanned="1" office:value-type="string" calcext:value-type="string">
            <text:p>24.145 - TKS ILUMINACAO E VENTILADORES LTDA</text:p>
          </table:table-cell>
          <table:covered-table-cell table:number-columns-repeated="3"/>
          <table:table-cell table:style-name="ce0" office:value-type="string" calcext:value-type="string">
            <text:p>8.79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.92">
            <text:p>39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.37">
            <text:p>36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83">
            <text:p>0,0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3.55">
            <text:p>3,55</text:p>
          </table:table-cell>
          <table:table-cell table:style-name="ce12N2" office:value-type="float" office:value="36.37">
            <text:p>36,37</text:p>
          </table:table-cell>
          <table:table-cell table:style-name="ce12N2" office:value-type="float" office:value="2.55">
            <text:p>2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302281320001365500100000879118575685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00">
            <text:p>304900</text:p>
          </table:table-cell>
          <table:table-cell table:style-name="ce0" table:number-columns-spanned="4" table:number-rows-spanned="1" office:value-type="string" calcext:value-type="string">
            <text:p>24.145 - TKS ILUMINACAO E VENTILADORES LTDA</text:p>
          </table:table-cell>
          <table:covered-table-cell table:number-columns-repeated="3"/>
          <table:table-cell table:style-name="ce0" office:value-type="string" calcext:value-type="string">
            <text:p>8.79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34.7">
            <text:p>934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51.66">
            <text:p>851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381">
            <text:p>0,0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34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83.04">
            <text:p>83,04</text:p>
          </table:table-cell>
          <table:table-cell table:style-name="ce12N2" office:value-type="float" office:value="851.66">
            <text:p>851,66</text:p>
          </table:table-cell>
          <table:table-cell table:style-name="ce12N2" office:value-type="float" office:value="59.62">
            <text:p>59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302281320001365500100000879016872868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04">
            <text:p>304904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2.38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10.71">
            <text:p>3210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5">
            <text:p>25,00</text:p>
          </table:table-cell>
          <table:table-cell table:style-name="ce12N2" office:value-type="float" office:value="3150.8">
            <text:p>3150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75443">
            <text:p>0,275</text:p>
          </table:table-cell>
          <table:table-cell table:style-name="ce12N2" office:value-type="float" office:value="19.52">
            <text:p>19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10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59.91">
            <text:p>59,91</text:p>
          </table:table-cell>
          <table:table-cell table:style-name="ce12N2" office:value-type="float" office:value="3150.8">
            <text:p>3150,80</text:p>
          </table:table-cell>
          <table:table-cell table:style-name="ce12N2" office:value-type="float" office:value="178.1">
            <text:p>178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238212135602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4">
            <text:p>304944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86">
            <text:p>838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86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745">
            <text:p>745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305.64">
            <text:p>305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310003160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86">
            <text:p>304986</text:p>
          </table:table-cell>
          <table:table-cell table:style-name="ce0" table:number-columns-spanned="4" table:number-rows-spanned="1" office:value-type="string" calcext:value-type="string">
            <text:p>24.145 - TKS ILUMINACAO E VENTILADORES LTDA</text:p>
          </table:table-cell>
          <table:covered-table-cell table:number-columns-repeated="3"/>
          <table:table-cell table:style-name="ce0" office:value-type="string" calcext:value-type="string">
            <text:p>8.8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0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8.04">
            <text:p>1008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918.49">
            <text:p>918,4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02016">
            <text:p>0,3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08,0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2">
            <text:p>2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89.55">
            <text:p>89,55</text:p>
          </table:table-cell>
          <table:table-cell table:style-name="ce12N2" office:value-type="float" office:value="918.49">
            <text:p>918,49</text:p>
          </table:table-cell>
          <table:table-cell table:style-name="ce12N2" office:value-type="float" office:value="64.3">
            <text:p>64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302281320001365500100000881619971564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95">
            <text:p>304995</text:p>
          </table:table-cell>
          <table:table-cell table:style-name="ce0" table:number-columns-spanned="4" table:number-rows-spanned="1" office:value-type="string" calcext:value-type="string">
            <text:p>13.893 - REVOLUZ INDUSTRIA E COMERCIO LTDA</text:p>
          </table:table-cell>
          <table:covered-table-cell table:number-columns-repeated="3"/>
          <table:table-cell table:style-name="ce0" office:value-type="string" calcext:value-type="string">
            <text:p>70.77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462.51">
            <text:p>12462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11355.36">
            <text:p>11355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1544">
            <text:p>0,115</text:p>
          </table:table-cell>
          <table:table-cell table:style-name="ce12N2" office:value-type="float" office:value="33.12">
            <text:p>33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.462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5">
            <text:p>6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1107.15">
            <text:p>1107,15</text:p>
          </table:table-cell>
          <table:table-cell table:style-name="ce12N2" office:value-type="float" office:value="11355.36">
            <text:p>11355,36</text:p>
          </table:table-cell>
          <table:table-cell table:style-name="ce12N2" office:value-type="float" office:value="794.87">
            <text:p>794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93068580001535500100007077212103112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96">
            <text:p>304996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2.4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9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26.27">
            <text:p>2426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349.89">
            <text:p>2349,8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26,2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76.38">
            <text:p>76,38</text:p>
          </table:table-cell>
          <table:table-cell table:style-name="ce12N2" office:value-type="float" office:value="2426.27">
            <text:p>2426,27</text:p>
          </table:table-cell>
          <table:table-cell table:style-name="ce12N2" office:value-type="float" office:value="169.84">
            <text:p>169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2414113008534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41">
            <text:p>305041</text:p>
          </table:table-cell>
          <table:table-cell table:style-name="ce0" table:number-columns-spanned="4" table:number-rows-spanned="1" office:value-type="string" calcext:value-type="string">
            <text:p>4.784 - SEKAPISO METALURGICA LTDA</text:p>
          </table:table-cell>
          <table:covered-table-cell table:number-columns-repeated="3"/>
          <table:table-cell table:style-name="ce0" office:value-type="string" calcext:value-type="string">
            <text:p>52.196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1.91">
            <text:p>3291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3291.91">
            <text:p>3291,9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91,9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">
            <text:p>5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91.91">
            <text:p>3291,91</text:p>
          </table:table-cell>
          <table:table-cell table:style-name="ce12N2" office:value-type="float" office:value="230.45">
            <text:p>230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2256040001685500300005219619136455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66">
            <text:p>305066</text:p>
          </table:table-cell>
          <table:table-cell table:style-name="ce0" table:number-columns-spanned="4" table:number-rows-spanned="1" office:value-type="string" calcext:value-type="string">
            <text:p>7.808 - ABCC -REJUNTABRAS INDUSTRIA E COMERCIO LTDA</text:p>
          </table:table-cell>
          <table:covered-table-cell table:number-columns-repeated="3"/>
          <table:table-cell table:style-name="ce0" office:value-type="string" calcext:value-type="string">
            <text:p>96.42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0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52.31">
            <text:p>3852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3824.94">
            <text:p>3824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3.68868">
            <text:p>3,689</text:p>
          </table:table-cell>
          <table:table-cell table:style-name="ce12N2" office:value-type="float" office:value="454.38">
            <text:p>454,3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52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8">
            <text:p>1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27.37">
            <text:p>27,37</text:p>
          </table:table-cell>
          <table:table-cell table:style-name="ce12N2" office:value-type="float" office:value="3824.94">
            <text:p>3824,94</text:p>
          </table:table-cell>
          <table:table-cell table:style-name="ce12N2" office:value-type="float" office:value="267.75">
            <text:p>267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293.73">
            <text:p>29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446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15/04/2026</text:p>
          </table:table-cell>
          <table:table-cell table:style-name="ce12" office:value-type="string" calcext:value-type="string">
            <text:p>293,73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35260454542238000178550010000964221000962230</text:p>
          </table:table-cell>
          <table:table-cell table:style-name="ce0" office:value-type="string" calcext:value-type="string">
            <text:p>35260411389565000200570050003974461000835918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0">
            <text:p>30508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8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003.36">
            <text:p>6003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636.96">
            <text:p>5636,9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4">
            <text:p>0,034</text:p>
          </table:table-cell>
          <table:table-cell table:style-name="ce12N2" office:value-type="float" office:value="6.39">
            <text:p>6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003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366.4">
            <text:p>366,40</text:p>
          </table:table-cell>
          <table:table-cell table:style-name="ce12N2" office:value-type="float" office:value="5636.96">
            <text:p>5636,96</text:p>
          </table:table-cell>
          <table:table-cell table:style-name="ce12N2" office:value-type="float" office:value="394.59">
            <text:p>394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8817861438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24">
            <text:p>305124</text:p>
          </table:table-cell>
          <table:table-cell table:style-name="ce0" table:number-columns-spanned="4" table:number-rows-spanned="1" office:value-type="string" calcext:value-type="string">
            <text:p>20.116 - MS DISTRIBUIDORA LTDA</text:p>
          </table:table-cell>
          <table:covered-table-cell table:number-columns-repeated="3"/>
          <table:table-cell table:style-name="ce0" office:value-type="string" calcext:value-type="string">
            <text:p>46.0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610.21">
            <text:p>4610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4234.43">
            <text:p>4234,4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">
            <text:p>0,400</text:p>
          </table:table-cell>
          <table:table-cell table:style-name="ce12N2" office:value-type="float" office:value="8.4">
            <text:p>8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610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375.78">
            <text:p>375,78</text:p>
          </table:table-cell>
          <table:table-cell table:style-name="ce12N2" office:value-type="float" office:value="4234.43">
            <text:p>4234,43</text:p>
          </table:table-cell>
          <table:table-cell table:style-name="ce12N2" office:value-type="float" office:value="180.79">
            <text:p>180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46242510001515500100004600710003398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3">
            <text:p>30517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23.96">
            <text:p>623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5.88">
            <text:p>585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2">
            <text:p>0,003</text:p>
          </table:table-cell>
          <table:table-cell table:style-name="ce12N2" office:value-type="float" office:value="2.92">
            <text:p>2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23,9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8.08">
            <text:p>38,08</text:p>
          </table:table-cell>
          <table:table-cell table:style-name="ce12N2" office:value-type="float" office:value="585.88">
            <text:p>585,88</text:p>
          </table:table-cell>
          <table:table-cell table:style-name="ce12N2" office:value-type="float" office:value="23.44">
            <text:p>23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515057281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89">
            <text:p>30518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97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219.97">
            <text:p>7219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219.97">
            <text:p>7219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2582">
            <text:p>0,033</text:p>
          </table:table-cell>
          <table:table-cell table:style-name="ce12N2" office:value-type="float" office:value="5.54">
            <text:p>5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219,9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219.97">
            <text:p>7219,97</text:p>
          </table:table-cell>
          <table:table-cell table:style-name="ce12N2" office:value-type="float" office:value="505.4">
            <text:p>505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972110316129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1">
            <text:p>305201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3.20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208.54">
            <text:p>7208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6">
            <text:p>46,00</text:p>
          </table:table-cell>
          <table:table-cell table:style-name="ce12N2" office:value-type="float" office:value="7102.95">
            <text:p>7102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059">
            <text:p>0,201</text:p>
          </table:table-cell>
          <table:table-cell table:style-name="ce12N2" office:value-type="float" office:value="26.91">
            <text:p>26,9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208,5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05.59">
            <text:p>105,59</text:p>
          </table:table-cell>
          <table:table-cell table:style-name="ce12N2" office:value-type="float" office:value="7102.95">
            <text:p>7102,95</text:p>
          </table:table-cell>
          <table:table-cell table:style-name="ce12N2" office:value-type="float" office:value="434.45">
            <text:p>434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320010448374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7">
            <text:p>30521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14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851.64">
            <text:p>18851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8851.64">
            <text:p>18851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995">
            <text:p>0,051</text:p>
          </table:table-cell>
          <table:table-cell table:style-name="ce12N2" office:value-type="float" office:value="29.1">
            <text:p>29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851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851.64">
            <text:p>18851,64</text:p>
          </table:table-cell>
          <table:table-cell table:style-name="ce12N2" office:value-type="float" office:value="1319.62">
            <text:p>1319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14113101141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9">
            <text:p>30523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5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74.14">
            <text:p>3174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174.14">
            <text:p>3174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2173">
            <text:p>0,032</text:p>
          </table:table-cell>
          <table:table-cell table:style-name="ce12N2" office:value-type="float" office:value="4.98">
            <text:p>4,9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74,1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74.14">
            <text:p>3174,14</text:p>
          </table:table-cell>
          <table:table-cell table:style-name="ce12N2" office:value-type="float" office:value="222.19">
            <text:p>222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55611606344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0">
            <text:p>305240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46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8.62">
            <text:p>159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456.6">
            <text:p>1456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9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42.02">
            <text:p>142,02</text:p>
          </table:table-cell>
          <table:table-cell table:style-name="ce12N2" office:value-type="float" office:value="1456.6">
            <text:p>1456,60</text:p>
          </table:table-cell>
          <table:table-cell table:style-name="ce12N2" office:value-type="float" office:value="101.96">
            <text:p>101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465152529616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2">
            <text:p>305242</text:p>
          </table:table-cell>
          <table:table-cell table:style-name="ce0" table:number-columns-spanned="4" table:number-rows-spanned="1" office:value-type="string" calcext:value-type="string">
            <text:p>2.923 - NEW LINE ILUMINACAO LTDA</text:p>
          </table:table-cell>
          <table:covered-table-cell table:number-columns-repeated="3"/>
          <table:table-cell table:style-name="ce0" office:value-type="string" calcext:value-type="string">
            <text:p>223.73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426.16">
            <text:p>342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3145.39">
            <text:p>3145,3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1">
            <text:p>0,006</text:p>
          </table:table-cell>
          <table:table-cell table:style-name="ce12N2" office:value-type="float" office:value="3.59">
            <text:p>3,5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426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80.77">
            <text:p>280,77</text:p>
          </table:table-cell>
          <table:table-cell table:style-name="ce12N2" office:value-type="float" office:value="3145.39">
            <text:p>3145,39</text:p>
          </table:table-cell>
          <table:table-cell table:style-name="ce12N2" office:value-type="float" office:value="220.19">
            <text:p>220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20771810001335500300022373913251821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4">
            <text:p>305244</text:p>
          </table:table-cell>
          <table:table-cell table:style-name="ce0" table:number-columns-spanned="4" table:number-rows-spanned="1" office:value-type="string" calcext:value-type="string">
            <text:p>669 - BLUKIT INDUSTRIA DE PLASTICOS LTDA</text:p>
          </table:table-cell>
          <table:covered-table-cell table:number-columns-repeated="3"/>
          <table:table-cell table:style-name="ce0" office:value-type="string" calcext:value-type="string">
            <text:p>752.14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15.45">
            <text:p>3015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3015.45">
            <text:p>301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76664">
            <text:p>0,177</text:p>
          </table:table-cell>
          <table:table-cell table:style-name="ce12N2" office:value-type="float" office:value="14.03">
            <text:p>14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15,4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2">
            <text:p>6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15.45">
            <text:p>3015,45</text:p>
          </table:table-cell>
          <table:table-cell table:style-name="ce12N2" office:value-type="float" office:value="211.09">
            <text:p>211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96415200001585500100075214914401802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3">
            <text:p>305253</text:p>
          </table:table-cell>
          <table:table-cell table:style-name="ce0" table:number-columns-spanned="4" table:number-rows-spanned="1" office:value-type="string" calcext:value-type="string">
            <text:p>10.343 - INTERLIGHT SISTEMAS DE ILUMINACAO LTDA</text:p>
          </table:table-cell>
          <table:covered-table-cell table:number-columns-repeated="3"/>
          <table:table-cell table:style-name="ce0" office:value-type="string" calcext:value-type="string">
            <text:p>258.68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825.28">
            <text:p>782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130.1">
            <text:p>7130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.82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4.58">
            <text:p>44,58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95.18">
            <text:p>695,18</text:p>
          </table:table-cell>
          <table:table-cell table:style-name="ce12N2" office:value-type="float" office:value="7130.1">
            <text:p>7130,10</text:p>
          </table:table-cell>
          <table:table-cell table:style-name="ce12N2" office:value-type="float" office:value="499.11">
            <text:p>499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296080001445500100025868610025868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6">
            <text:p>305256</text:p>
          </table:table-cell>
          <table:table-cell table:style-name="ce0" table:number-columns-spanned="4" table:number-rows-spanned="1" office:value-type="string" calcext:value-type="string">
            <text:p>9.974 - USINA DESIGN IND E COMERCIO DE ILUMINACAO LTDA-ME</text:p>
          </table:table-cell>
          <table:covered-table-cell table:number-columns-repeated="3"/>
          <table:table-cell table:style-name="ce0" office:value-type="string" calcext:value-type="string">
            <text:p>7.400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95.06">
            <text:p>1495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62.24">
            <text:p>136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7024">
            <text:p>0,0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95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32.82">
            <text:p>132,82</text:p>
          </table:table-cell>
          <table:table-cell table:style-name="ce12N2" office:value-type="float" office:value="1362.24">
            <text:p>1362,24</text:p>
          </table:table-cell>
          <table:table-cell table:style-name="ce12N2" office:value-type="float" office:value="95.36">
            <text:p>95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7132210001605500200000740010000878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73">
            <text:p>30527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54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78.49">
            <text:p>15678,4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5678.49">
            <text:p>15678,4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6706">
            <text:p>0,067</text:p>
          </table:table-cell>
          <table:table-cell table:style-name="ce12N2" office:value-type="float" office:value="17.14">
            <text:p>17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678,4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678.49">
            <text:p>15678,49</text:p>
          </table:table-cell>
          <table:table-cell table:style-name="ce12N2" office:value-type="float" office:value="1097.5">
            <text:p>1097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54113975544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2">
            <text:p>30528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811446942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3">
            <text:p>30528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9106929141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4">
            <text:p>30528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013809518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6">
            <text:p>30542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612959615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7">
            <text:p>30542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715070523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5">
            <text:p>30544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311462921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6">
            <text:p>30544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416092421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7">
            <text:p>30544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5160360871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3">
            <text:p>30545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7.05">
            <text:p>837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805.99">
            <text:p>805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10944">
            <text:p>0,211</text:p>
          </table:table-cell>
          <table:table-cell table:style-name="ce12N2" office:value-type="float" office:value="9.12">
            <text:p>9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7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1.06">
            <text:p>31,06</text:p>
          </table:table-cell>
          <table:table-cell table:style-name="ce12N2" office:value-type="float" office:value="805.99">
            <text:p>805,99</text:p>
          </table:table-cell>
          <table:table-cell table:style-name="ce12N2" office:value-type="float" office:value="32.25">
            <text:p>32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218516198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4">
            <text:p>30545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23.32">
            <text:p>2323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294.51">
            <text:p>2294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3764">
            <text:p>0,234</text:p>
          </table:table-cell>
          <table:table-cell table:style-name="ce12N2" office:value-type="float" office:value="12.22">
            <text:p>12,2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23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2294.51">
            <text:p>2294,51</text:p>
          </table:table-cell>
          <table:table-cell table:style-name="ce12N2" office:value-type="float" office:value="91.78">
            <text:p>91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318648237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5">
            <text:p>30545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0.16">
            <text:p>800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771.35">
            <text:p>771,3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5309">
            <text:p>0,205</text:p>
          </table:table-cell>
          <table:table-cell table:style-name="ce12N2" office:value-type="float" office:value="8.8">
            <text:p>8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00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771.35">
            <text:p>771,35</text:p>
          </table:table-cell>
          <table:table-cell table:style-name="ce12N2" office:value-type="float" office:value="30.86">
            <text:p>30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415057990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4">
            <text:p>30546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116520420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5">
            <text:p>30546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210821423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6">
            <text:p>3054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312609675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4">
            <text:p>30547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.35">
            <text:p>167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804">
            <text:p>0,015</text:p>
          </table:table-cell>
          <table:table-cell table:style-name="ce12N2" office:value-type="float" office:value="2.51">
            <text:p>2,5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7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0.21">
            <text:p>10,21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6.29">
            <text:p>6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0101437115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5">
            <text:p>30547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111925584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6">
            <text:p>30547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213751415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3">
            <text:p>30554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79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9.95">
            <text:p>839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39.95">
            <text:p>839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0474">
            <text:p>0,030</text:p>
          </table:table-cell>
          <table:table-cell table:style-name="ce12N2" office:value-type="float" office:value="5.42">
            <text:p>5,4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9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39.95">
            <text:p>839,95</text:p>
          </table:table-cell>
          <table:table-cell table:style-name="ce12N2" office:value-type="float" office:value="58.79">
            <text:p>58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79116107940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4">
            <text:p>30554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99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7.63">
            <text:p>297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7.63">
            <text:p>297,6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848">
            <text:p>0,002</text:p>
          </table:table-cell>
          <table:table-cell table:style-name="ce12N2" office:value-type="float" office:value="1.52">
            <text:p>1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7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7.63">
            <text:p>297,63</text:p>
          </table:table-cell>
          <table:table-cell table:style-name="ce12N2" office:value-type="float" office:value="20.83">
            <text:p>20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99315147286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1">
            <text:p>30555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41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815.95">
            <text:p>2815,9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815.95">
            <text:p>2815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473">
            <text:p>0,002</text:p>
          </table:table-cell>
          <table:table-cell table:style-name="ce12N2" office:value-type="float" office:value="2.8">
            <text:p>2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815,9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815.95">
            <text:p>2815,95</text:p>
          </table:table-cell>
          <table:table-cell table:style-name="ce12N2" office:value-type="float" office:value="197.12">
            <text:p>197,1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41713792607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9">
            <text:p>30555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46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017">
            <text:p>0,008</text:p>
          </table:table-cell>
          <table:table-cell table:style-name="ce12N2" office:value-type="float" office:value="2.02">
            <text:p>2,0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54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31.8">
            <text:p>31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46519950604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98">
            <text:p>305598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61.010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7.01">
            <text:p>837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06.92">
            <text:p>806,9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2">
            <text:p>22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7,0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0.09">
            <text:p>30,09</text:p>
          </table:table-cell>
          <table:table-cell table:style-name="ce12N2" office:value-type="float" office:value="806.92">
            <text:p>806,92</text:p>
          </table:table-cell>
          <table:table-cell table:style-name="ce12N2" office:value-type="float" office:value="56.48">
            <text:p>56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6101016437813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3">
            <text:p>305613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1.35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86">
            <text:p>0,011</text:p>
          </table:table-cell>
          <table:table-cell table:style-name="ce12N2" office:value-type="float" office:value="9.93">
            <text:p>9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02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135314206846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5">
            <text:p>305615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3.80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419.5">
            <text:p>3419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">
            <text:p>23,00</text:p>
          </table:table-cell>
          <table:table-cell table:style-name="ce12N2" office:value-type="float" office:value="3400.4">
            <text:p>340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8208">
            <text:p>0,068</text:p>
          </table:table-cell>
          <table:table-cell table:style-name="ce12N2" office:value-type="float" office:value="15.85">
            <text:p>15,8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419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9.1">
            <text:p>19,10</text:p>
          </table:table-cell>
          <table:table-cell table:style-name="ce12N2" office:value-type="float" office:value="3400.4">
            <text:p>3400,40</text:p>
          </table:table-cell>
          <table:table-cell table:style-name="ce12N2" office:value-type="float" office:value="199.84">
            <text:p>199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380113235015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5">
            <text:p>305625</text:p>
          </table:table-cell>
          <table:table-cell table:style-name="ce0" table:number-columns-spanned="4" table:number-rows-spanned="1" office:value-type="string" calcext:value-type="string">
            <text:p>29.089 - OTTO BAUMGART INDUSTRIA E COMERCIO S A</text:p>
          </table:table-cell>
          <table:covered-table-cell table:number-columns-repeated="3"/>
          <table:table-cell table:style-name="ce0" office:value-type="string" calcext:value-type="string">
            <text:p>205.2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5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0.75">
            <text:p>830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4.6">
            <text:p>804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337">
            <text:p>0,163</text:p>
          </table:table-cell>
          <table:table-cell table:style-name="ce12N2" office:value-type="float" office:value="100">
            <text:p>1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0,7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">
            <text:p>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26.15">
            <text:p>26,15</text:p>
          </table:table-cell>
          <table:table-cell table:style-name="ce12N2" office:value-type="float" office:value="804.6">
            <text:p>804,60</text:p>
          </table:table-cell>
          <table:table-cell table:style-name="ce12N2" office:value-type="float" office:value="56.32">
            <text:p>56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6427740012095500100020522314545372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52">
            <text:p>52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817.9">
            <text:p>4817,90</text:p>
          </table:table-cell>
          <table:table-cell table:style-name="ce26N2" office:value-type="float" office:value="132502.36">
            <text:p>132502,36</text:p>
          </table:table-cell>
          <table:table-cell table:style-name="ce26N2" office:value-type="float" office:value="8517.83">
            <text:p>8517,8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293.73">
            <text:p>293,73</text:p>
          </table:table-cell>
          <table:table-cell table:style-name="ce26N2" office:value-type="float" office:value="137243.88">
            <text:p>137243,8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7.370481">
            <text:p>7,370</text:p>
          </table:table-cell>
          <table:table-cell table:style-name="ce26N2" office:value-type="float" office:value="132425.98">
            <text:p>132425,98</text:p>
          </table:table-cell>
          <table:table-cell table:style-name="ce26N2" office:value-type="float" office:value="137243.88">
            <text:p>137243,8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904.01">
            <text:p>904,0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5.8">
            <text:p>45,8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SR ACABAMENT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74" meta:object-count="0"/>
    <meta:generator>LibreOffice/4.3.0.4$Windows_x86 LibreOffice_project/62ad5818884a2fc2e5780dd45466868d41009ec0</meta:generator>
  </office:meta>
</office:document-meta>
</file>